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fo:font-weight="bold" officeooo:rsid="000cec85" officeooo:paragraph-rsid="000cec85" style:font-size-asian="18pt" style:font-weight-asian="bold" style:font-size-complex="18pt" style:font-weight-complex="bold"/>
    </style:style>
    <style:style style:name="P2" style:family="paragraph" style:parent-style-name="Standard">
      <style:text-properties fo:font-size="12pt" fo:font-weight="normal" officeooo:rsid="000cec85" officeooo:paragraph-rsid="000cec85" style:font-size-asian="10.5pt" style:font-weight-asian="normal" style:font-size-complex="12pt" style:font-weight-complex="normal"/>
    </style:style>
    <style:style style:name="P3" style:family="paragraph" style:parent-style-name="Standard">
      <style:text-properties fo:font-size="12pt" fo:font-weight="normal" officeooo:rsid="000e9888" officeooo:paragraph-rsid="000e9888" style:font-size-asian="10.5pt" style:font-weight-asian="normal" style:font-size-complex="12pt" style:font-weight-complex="normal"/>
    </style:style>
    <style:style style:name="P4" style:family="paragraph" style:parent-style-name="Standard" style:list-style-name="L1">
      <style:text-properties fo:font-size="12pt" fo:font-weight="normal" officeooo:rsid="000e9888" officeooo:paragraph-rsid="000e9888" style:font-size-asian="10.5pt" style:font-weight-asian="normal" style:font-size-complex="12pt" style:font-weight-complex="normal"/>
    </style:style>
    <style:style style:name="P5" style:family="paragraph" style:parent-style-name="Standard">
      <style:text-properties fo:font-size="12pt" fo:font-weight="normal" officeooo:rsid="0010982a" officeooo:paragraph-rsid="0010982a" style:font-size-asian="10.5pt" style:font-weight-asian="normal" style:font-size-complex="12pt" style:font-weight-complex="normal"/>
    </style:style>
    <style:style style:name="P6" style:family="paragraph" style:parent-style-name="Standard">
      <style:text-properties fo:font-size="12pt" fo:font-weight="bold" officeooo:rsid="000cec85" officeooo:paragraph-rsid="000cec85" style:font-size-asian="10.5pt" style:font-weight-asian="bold" style:font-size-complex="12pt" style:font-weight-complex="bold"/>
    </style:style>
    <style:style style:name="P7" style:family="paragraph" style:parent-style-name="Standard">
      <style:text-properties fo:font-size="14pt" fo:font-weight="normal" officeooo:rsid="000cec85" officeooo:paragraph-rsid="000cec85" style:font-size-asian="12.25pt" style:font-weight-asian="normal" style:font-size-complex="14pt" style:font-weight-complex="normal"/>
    </style:style>
    <style:style style:name="P8" style:family="paragraph" style:parent-style-name="Standard">
      <style:text-properties fo:font-size="14pt" fo:font-weight="bold" officeooo:rsid="000cec85" officeooo:paragraph-rsid="000cec85" style:font-size-asian="12.25pt" style:font-weight-asian="bold" style:font-size-complex="14pt" style:font-weight-complex="bold"/>
    </style:style>
    <style:style style:name="P9" style:family="paragraph" style:parent-style-name="Standard">
      <style:text-properties fo:font-size="14pt" fo:font-weight="bold" officeooo:rsid="000e9888" officeooo:paragraph-rsid="000e9888" style:font-size-asian="12.25pt" style:font-weight-asian="bold" style:font-size-complex="14pt" style:font-weight-complex="bold"/>
    </style:style>
    <style:style style:name="P10" style:family="paragraph" style:parent-style-name="Standard">
      <style:text-properties fo:font-size="14pt" fo:font-weight="bold" officeooo:rsid="0010982a" officeooo:paragraph-rsid="0010982a" style:font-size-asian="14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officeooo:rsid="0010982a"/>
    </style:style>
    <style:style style:name="T3" style:family="text">
      <style:text-properties officeooo:rsid="00110d1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Proposal –Eric McMillin</text:p>
      <text:p text:style-name="P2"/>
      <text:p text:style-name="P2"/>
      <text:p text:style-name="P8">Overview:</text:p>
      <text:p text:style-name="P2"/>
      <text:p text:style-name="P2"><text:tab/>For my capstone I would like to perform sentiment analysis to determine what polarity supports ctr for online articles. The primary objective, due to the project deadline, is going to be the development of a tool that can input a URL and the html tag of interest (i.e. &lt;p&gt;), scrape the cite, process the text and produce a polarity score (polarity is the metric that describes positive or negative sentiment). Next, with this tool I would like to perform an analysis on the data grouped by polarity. Hopefully, this will allow the company to identify which polarities support the growth of valuable metrics (ctr, revenue, page views, etc.)</text:p>
      <text:p text:style-name="P2"/>
      <text:p text:style-name="P10">Data:</text:p>
      <text:p text:style-name="P5"/>
      <text:p text:style-name="P5"><text:tab/>For the project I’m am partnering with Surge, a company that provides resources to online writers and domains to help them optimize critical metrics (ctr, page views, revenue). Specifically, they are providing access to one of their clients click through data. This data contains about 25 million rows per month, so I think that I will get the best results focusing on a single topic (most likely politics, because I think that it will yield consistently polar articles), and only about one month of data per article <text:span text:style-name="T3">(30 days after articles are published, to provide an equitable comparison of articles)</text:span>. <text:span text:style-name="T3">More data is available as the problem requirements change.</text:span></text:p>
      <text:p text:style-name="P10"/>
      <text:p text:style-name="P8">Deliverables:</text:p>
      <text:p text:style-name="P7"/>
      <text:p text:style-name="P6">Sentiment Analysis Pipeline: <text:span text:style-name="T1">Most likely in the form of a set of python scripts run from the command <text:tab/>line, but if I have time I would love to convert it into a open-source web application for online <text:tab/>writers.</text:span></text:p>
      <text:p text:style-name="P6"><text:span text:style-name="T1"/></text:p>
      <text:p text:style-name="P6">Data Visualization: <text:span text:style-name="T1">As described in the overview, once able to score article on polarity articles can be <text:tab/>grouped by similar polarity scores to analyze disparities between articles with different tones.</text:span></text:p>
      <text:p text:style-name="P6"><text:span text:style-name="T1"/></text:p>
      <text:p text:style-name="P9">Potential next directions:</text:p>
      <text:p text:style-name="P3"/>
      <text:p text:style-name="P3"><text:tab/>I’m assuming that the creation of a sentiment analysis tool will take the majority of the time alloted for the capstone in this course, but if there is enough time after that objective is met here are some of the directions that I would like to explore:</text:p>
      <text:p text:style-name="P3"/>
      <text:list xml:id="list4306891166078826736" text:style-name="L1">
        <text:list-item>
          <text:p text:style-name="P4">Score comments related to the article on social media in order to perform another analysis in an attempt to correlate article polarity, with comment polarity (essentially how people react to the article).</text:p>
        </text:list-item>
        <text:list-item>
          <text:p text:style-name="P4">Link sentiment specifically to keywords. i.e. not just is this sentence written in a positive or negative way, but what keyword are they specifically describing.</text:p>
        </text:list-item>
        <text:list-item>
          <text:p text:style-name="P4">Incorporate Twitter streamed data in a similar fashion as the previous bullet point. If we could correlate “hot” keywords (having a very positive or negative polarity and very high term frequency) <text:span text:style-name="T2">with improved page views and ctr for articles relating to the keyword, we could use Twitter streaming data to predict the most likely articles to succee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6T08:35:27.460591987</meta:creation-date>
    <dc:date>2017-09-06T11:45:25.926602818</dc:date>
    <meta:editing-duration>PT2H14M36S</meta:editing-duration>
    <meta:editing-cycles>2</meta:editing-cycles>
    <meta:generator>LibreOffice/5.1.6.2$Linux_X86_64 LibreOffice_project/10m0$Build-2</meta:generator>
    <meta:document-statistic meta:table-count="0" meta:image-count="0" meta:object-count="0" meta:page-count="1" meta:paragraph-count="13" meta:word-count="459" meta:character-count="2772" meta:non-whitespace-character-count="2323"/>
  </office:meta>
</office:document-meta>
</file>